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Fine_20_Dashed_20__28_var_29_" svg:stroke-width="0.028cm" svg:stroke-color="#004586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152cm" draw:fill="none" draw:textarea-vertical-align="middle"/>
    </style:style>
    <style:style style:name="gr5" style:family="graphic" style:parent-style-name="standard">
      <style:graphic-properties draw:stroke="dash" draw:stroke-dash="Fine_20_Dashed_20__28_var_29_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cm" fo:min-width="0cm"/>
    </style:style>
    <style:style style:name="gr7" style:family="graphic" style:parent-style-name="standard">
      <style:graphic-properties draw:stroke="dash" draw:stroke-dash="Fine_20_Dashed_20__28_var_29_" svg:stroke-color="#000000" draw:fill="solid" draw:fill-color="#ffffff" draw:textarea-horizontal-align="justify" draw:textarea-vertical-align="top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fo:font-weight="bold" style:font-size-asian="7pt" style:font-size-complex="7pt"/>
    </style:style>
    <style:style style:name="P4" style:family="paragraph">
      <style:paragraph-properties fo:margin-left="0cm" fo:margin-right="0cm" fo:margin-top="0cm" fo:margin-bottom="0cm" fo:text-align="center" fo:text-indent="0cm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text-align="center"/>
      <style:text-properties fo:color="#000000" fo:font-size="5.5pt" fo:font-weight="bold" style:font-size-asian="5.5pt" style:font-weight-asian="bold" style:font-size-complex="5.5pt" style:font-weight-complex="bold"/>
    </style:style>
    <style:style style:name="P7" style:family="paragraph">
      <style:text-properties fo:color="#000000"/>
    </style:style>
    <style:style style:name="P8" style:family="paragraph">
      <style:text-properties fo:color="#000000" fo:font-size="6pt" style:font-size-asian="6pt" style:font-size-complex="6pt"/>
    </style:style>
    <style:style style:name="P9" style:family="paragraph">
      <style:paragraph-properties fo:text-align="start"/>
      <style:text-properties fo:color="#000000" fo:font-size="5.5pt" fo:font-weight="normal" style:font-size-asian="5.5pt" style:font-weight-asian="bold" style:font-size-complex="5.5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style:font-size-asian="7pt" style:font-size-complex="7pt"/>
    </style:style>
    <style:style style:name="T4" style:family="text">
      <style:text-properties fo:color="#000000" fo:font-size="5.5pt" fo:font-weight="bold" style:font-size-asian="5.5pt" style:font-weight-asian="bold" style:font-size-complex="5.5pt" style:font-weight-complex="bold"/>
    </style:style>
    <style:style style:name="T5" style:family="text">
      <style:text-properties fo:color="#000000" fo:font-size="6pt" style:font-size-asian="6pt" style:font-size-complex="6pt"/>
    </style:style>
    <style:style style:name="T6" style:family="text">
      <style:text-properties fo:color="#000000" fo:font-size="5.5pt" style:font-size-asian="5.5pt" style:font-weight-asian="bold" style:font-size-complex="5.5pt" style:font-weight-complex="bold"/>
    </style:style>
    <style:style style:name="T7" style:family="text">
      <style:text-properties fo:color="#000000" fo:font-size="5.5pt" fo:font-style="italic" style:font-size-asian="5.5pt" style:font-style-asian="italic" style:font-weight-asian="bold" style:font-size-complex="5.5pt" style:font-style-complex="italic" style:font-weight-complex="bold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397cm" svg:x="0.762cm" svg:y="0.762cm">
          <text:p text:style-name="P1"><text:span text:style-name="T1">Raw</text:span></text:p>
          <text:p text:style-name="P1"><text:span text:style-name="T1">Data(JSON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3.302cm" svg:height="1.016cm" svg:x="2.794cm" svg:y="0.94cm">
          <text:p text:style-name="P1"><text:span text:style-name="T1">Read line-by-line</text:span></text:p>
          <text:p text:style-name="P1"><text:span text:style-name="T1">and create a </text:span><text:span text:style-name="T2">Tweet 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778cm" svg:x="0.635cm" svg:y="0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651cm" svg:height="1.524cm" svg:x="11.811cm" svg:y="0.889cm">
          <text:p text:style-name="P3"><text:span text:style-name="T3">Object and </text:span></text:p>
          <text:p text:style-name="P3"><text:span text:style-name="T3">Page index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2" draw:layer="layout" draw:type="line" svg:x1="2.286cm" svg:y1="1.461cm" svg:x2="2.794cm" svg:y2="1.448cm" draw:start-shape="id1" draw:start-glue-point="8" draw:end-shape="id2" svg:d="M2286 1461l508-13">
          <text:p/>
        </draw:connector>
        <draw:custom-shape draw:style-name="gr5" draw:text-style-name="P2" draw:layer="layout" svg:width="6.184cm" svg:height="5.34cm" svg:x="7.659cm" svg:y="0.6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4" draw:layer="layout" svg:width="1.524cm" svg:height="1.524cm" svg:x="11.845cm" svg:y="2.707cm">
            <text:p text:style-name="P4"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" draw:text-style-name="P5" draw:layer="layout" svg:width="1.524cm" svg:height="1.524cm" svg:x="11.766cm" svg:y="2.961cm">
            <text:p text:style-name="P5"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5" draw:layer="layout" svg:width="1.524cm" svg:height="1.524cm" svg:x="11.69cm" svg:y="3.215cm">
            <text:p text:style-name="P5"><text:span text:style-name="T2"><text:s/>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5" draw:layer="layout" svg:width="1.524cm" svg:height="1.524cm" svg:x="11.614cm" svg:y="3.469cm">
            <text:p text:style-name="P5"><text:span text:style-name="T2"><text:s/>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" draw:text-style-name="P4" draw:layer="layout" svg:width="1.524cm" svg:height="1.524cm" svg:x="11.537cm" svg:y="3.723cm">
            <text:p text:style-name="P4"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8" draw:text-style-name="P6" draw:layer="layout" svg:width="1.194cm" svg:height="0.471cm" svg:x="11.969cm" svg:y="2.631cm">
            <draw:text-box>
              <text:p text:style-name="P6"><text:span text:style-name="T4">Page 1</text:span></text:p>
            </draw:text-box>
          </draw:frame>
          <draw:frame draw:style-name="gr8" draw:text-style-name="P6" draw:layer="layout" svg:width="1.194cm" svg:height="0.471cm" svg:x="11.869cm" svg:y="2.832cm">
            <draw:text-box>
              <text:p text:style-name="P6"><text:span text:style-name="T4">Page 2</text:span></text:p>
            </draw:text-box>
          </draw:frame>
          <draw:frame draw:style-name="gr8" draw:text-style-name="P6" draw:layer="layout" svg:width="1.194cm" svg:height="0.471cm" svg:x="11.569cm" svg:y="3.732cm">
            <draw:text-box>
              <text:p text:style-name="P6"><text:span text:style-name="T4">Page n</text:span></text:p>
            </draw:text-box>
          </draw:frame>
          <draw:frame draw:style-name="gr9" draw:text-style-name="P8" draw:layer="layout" svg:width="0.798cm" svg:height="0.489cm" svg:x="11.723cm" svg:y="3.263cm">
            <draw:text-box>
              <text:p text:style-name="P7"><text:span text:style-name="T5">. . .</text:span></text:p>
            </draw:text-box>
          </draw:frame>
          <draw:frame draw:style-name="gr9" draw:text-style-name="P8" draw:layer="layout" svg:width="0.798cm" svg:height="0.489cm" svg:x="11.923cm" svg:y="3.064cm">
            <draw:text-box>
              <text:p text:style-name="P7"><text:span text:style-name="T5">. . .</text:span></text:p>
            </draw:text-box>
          </draw:frame>
          <draw:frame draw:style-name="gr10" draw:text-style-name="P9" draw:layer="layout" svg:width="1.524cm" svg:height="1.131cm" svg:x="11.469cm" svg:y="3.952cm">
            <draw:text-box>
              <text:p text:style-name="P9"><text:span text:style-name="T6">Object </text:span><text:span text:style-name="T7">1</text:span><text:span text:style-name="T6">, Object </text:span><text:span text:style-name="T7">2</text:span><text:span text:style-name="T6">,</text:span></text:p>
              <text:p text:style-name="P9"><text:span text:style-name="T6">…</text:span><text:span text:style-name="T6">,</text:span></text:p>
              <text:p text:style-name="P9"><text:span text:style-name="T6">Object </text:span><text:span text:style-name="T7">m</text:span><text:span text:style-name="T6"> </text:span></text:p>
            </draw:text-box>
          </draw:frame>
        </draw:g>
        <draw:custom-shape draw:style-name="gr11" draw:text-style-name="P2" draw:layer="layout" svg:width="2.159cm" svg:height="2.413cm" svg:x="8.128cm" svg:y="3.3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10" draw:layer="layout" svg:width="2.2cm" svg:height="0.526cm" svg:x="8.128cm" svg:y="3.429cm">
          <draw:text-box>
            <text:p><text:span text:style-name="T2">Serialized files</text:span></text:p>
          </draw:text-box>
        </draw:frame>
        <draw:frame draw:style-name="gr9" draw:text-style-name="P11" draw:layer="layout" svg:width="1.92cm" svg:height="0.965cm" svg:x="8.255cm" svg:y="4.242cm">
          <draw:text-box>
            <text:p text:style-name="P11"><text:span text:style-name="T8">1. Java Default</text:span></text:p>
            <text:p text:style-name="P11"><text:span text:style-name="T8">2. Java Json</text:span></text:p>
            <text:p text:style-name="P11"><text:span text:style-name="T8">3. Java B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eed Fathollahzadeh</meta:initial-creator>
    <meta:creation-date>2020-05-21T12:59:09</meta:creation-date>
    <dc:date>2020-05-21T13:46:50</dc:date>
    <dc:creator>Saeed Fathollahzadeh</dc:creator>
    <meta:editing-duration>PT47M41S</meta:editing-duration>
    <meta:editing-cycles>14</meta:editing-cycles>
    <meta:generator>OpenOffice/4.1.2$Unix OpenOffice.org_project/412m3$Build-9782</meta:generator>
    <meta:document-statistic meta:object-count="21"/>
  </office:meta>
</office:document-meta>
</file>